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6e78" officeooo:paragraph-rsid="00066e78"/>
    </style:style>
    <style:style style:name="P2" style:family="paragraph" style:parent-style-name="Standard">
      <style:text-properties officeooo:paragraph-rsid="00066e78"/>
    </style:style>
    <style:style style:name="T1" style:family="text">
      <style:text-properties officeooo:rsid="00066e7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6e78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d Webpage:</text:p>
      <text:p text:style-name="P1"/>
      <text:p text:style-name="P1">GET: /</text:p>
      <text:p text:style-name="P1"/>
      <text:p text:style-name="P1">GET: /login</text:p>
      <text:p text:style-name="P1"/>
      <text:p text:style-name="P1">GET: /register</text:p>
      <text:p text:style-name="P1"/>
      <text:p text:style-name="P1">GET: /search</text:p>
      <text:p text:style-name="P1"/>
      <text:p text:style-name="P1">GET: /sell</text:p>
      <text:p text:style-name="P1"/>
      <text:p text:style-name="P1"/>
      <text:p text:style-name="P1"/>
      <text:p text:style-name="P1">Added endpoints:</text:p>
      <text:p text:style-name="P1"/>
      <text:p text:style-name="P2"><text:span text:style-name="T1">GET: </text:span><text:span text:style-name="T3">/search/:search_text</text:span></text:p>
      <text:p text:style-name="P2"><text:span text:style-name="T3"/></text:p>
      <text:p text:style-name="P1"><text:span text:style-name="T2">GET: /users/:id/offers</text:span></text:p>
      <text:p text:style-name="P1"><text:span text:style-name="T2"/></text:p>
      <text:p text:style-name="P1"><text:span text:style-name="T2">POST: /login</text:span></text:p>
      <text:p text:style-name="P1"><text:span text:style-name="T2"/></text:p>
      <text:p text:style-name="P1"/>
      <text:p text:style-name="P1"/>
      <text:p text:style-name="P1">Modifications:</text:p>
      <text:p text:style-name="P1"/>
      <text:p text:style-name="P1">Added isLoggedInMiddleware and authorization to endpoints: </text:p>
      <text:p text:style-name="P1"/>
      <text:p text:style-name="P1">GET: /user/:id</text:p>
      <text:p text:style-name="P1"/>
      <text:p text:style-name="P1">POST: /listings</text:p>
      <text:p text:style-name="P1"/>
      <text:p text:style-name="P1">DELETE: /listings/:id</text:p>
      <text:p text:style-name="P1"/>
      <text:p text:style-name="P1">PUT: /listings/:id</text:p>
      <text:p text:style-name="P1"/>
      <text:p text:style-name="P1">GET: /users/:id/offers</text:p>
      <text:p text:style-name="P1"/>
      <text:p text:style-name="P1">GET: /listings/:id/offers</text:p>
      <text:p text:style-name="P1"/>
      <text:p text:style-name="P1">POST: /listings/:listing_id/image</text:p>
      <text:p text:style-name="P1"/>
      <text:p text:style-name="P1">POST: /listings/:listing_id/multi</text:p>
      <text:p text:style-name="P1"/>
      <text:p text:style-name="P1">GET: /users/:userID/likes</text:p>
      <text:p text:style-name="P1"/>
      <text:p text:style-name="P1">POST: /likes</text:p>
      <text:p text:style-name="P1"/>
      <text:p text:style-name="P1">DELETE: /likes/:like_i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2:48:19.070679315</meta:creation-date>
    <dc:date>2020-02-10T03:01:12.196296949</dc:date>
    <meta:editing-duration>PT5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49" meta:character-count="455" meta:non-whitespace-character-count="428"/>
  </office:meta>
</office:document-meta>
</file>